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</office:automatic-styles>
  <office:body>
    <office:spreadsheet>
      <table:table table:name="Feuille1" table:style-name="ta1">
        <table:table-column table:style-name="co1" table:number-columns-repeated="6" table:default-cell-style-name="Default"/>
        <table:table-column table:style-name="co2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>
            <text:p>Reward</text:p>
          </table:table-cell>
          <table:table-cell office:value-type="float" office:value="125">
            <text:p>125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>
            <text:p>Subsidy</text:p>
          </table:table-cell>
          <table:table-cell office:value-type="float" office:value="400">
            <text:p>4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>
            <text:p>Duration</text:p>
          </table:table-cell>
          <table:table-cell office:value-type="float" office:value="120">
            <text:p>120</text:p>
          </table:table-cell>
          <table:table-cell table:number-columns-repeated="4"/>
          <table:table-cell office:value-type="date" office:date-value="2014-11-24T15:00:00">
            <text:p>24/11/14</text:p>
          </table:table-cell>
          <table:table-cell table:formula="of:=[.$G$4]" office:value-type="time" office:time-value="PT1007223H00M00S">
            <text:p>15:00: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[.B2]" office:value-type="float" office:value="125">
            <text:p>125</text:p>
          </table:table-cell>
          <table:table-cell table:formula="of:=[.D5]*[.$B$3]" office:value-type="float" office:value="50000">
            <text:p>50000</text:p>
          </table:table-cell>
          <table:table-cell table:formula="of:=[.B3]*[.B4]" office:value-type="float" office:value="48000">
            <text:p>48000</text:p>
          </table:table-cell>
          <table:table-cell table:formula="of:=[.$G$4]+([.F5]/(24*60*60))" office:value-type="date" office:date-value="2014-11-25T04:20:00">
            <text:p>25/11/14</text:p>
          </table:table-cell>
          <table:table-cell table:formula="of:=[.$G$4]+([.F5]/(24*60*60))" office:value-type="time" office:time-value="PT1007236H20M00S">
            <text:p>04:20:00</text:p>
          </table:table-cell>
          <table:table-cell table:formula="of:=[.E5]" office:value-type="float" office:value="50000">
            <text:p>50000</text:p>
          </table:table-cell>
          <table:table-cell table:formula="of:=([.I5]/[.$E$27])*100" office:value-type="float" office:value="50.0000119209318">
            <text:p>50,0000119209</text:p>
          </table:table-cell>
        </table:table-row>
        <table:table-row table:style-name="ro1">
          <table:table-cell table:number-columns-repeated="2"/>
          <table:table-cell table:formula="of:=[.C5]+1" office:value-type="float" office:value="2">
            <text:p>2</text:p>
          </table:table-cell>
          <table:table-cell table:formula="of:=[.D5]/2" office:value-type="float" office:value="62.5">
            <text:p>62,5</text:p>
          </table:table-cell>
          <table:table-cell table:formula="of:=[.D6]*[.$B$3]" office:value-type="float" office:value="25000">
            <text:p>25000</text:p>
          </table:table-cell>
          <table:table-cell table:formula="of:=[.$F$5]*[.C6]" office:value-type="float" office:value="96000">
            <text:p>96000</text:p>
          </table:table-cell>
          <table:table-cell table:formula="of:=[.$G$4]+([.F6]/(24*60*60))" office:value-type="date" office:date-value="2014-11-25T17:40:00">
            <text:p>25/11/14</text:p>
          </table:table-cell>
          <table:table-cell table:formula="of:=[.$G$4]+([.F6]/(24*60*60))" office:value-type="time" office:time-value="PT1007249H40M00S">
            <text:p>17:40:00</text:p>
          </table:table-cell>
          <table:table-cell table:formula="of:=[.E6]+[.I5]" office:value-type="float" office:value="75000">
            <text:p>75000</text:p>
          </table:table-cell>
          <table:table-cell table:formula="of:=([.I6]/[.$E$27])*100" office:value-type="float" office:value="75.0000178813977">
            <text:p>75,0000178814</text:p>
          </table:table-cell>
        </table:table-row>
        <table:table-row table:style-name="ro1">
          <table:table-cell table:number-columns-repeated="2"/>
          <table:table-cell table:formula="of:=[.C6]+1" office:value-type="float" office:value="3">
            <text:p>3</text:p>
          </table:table-cell>
          <table:table-cell table:formula="of:=[.D6]/2" office:value-type="float" office:value="31.25">
            <text:p>31,25</text:p>
          </table:table-cell>
          <table:table-cell table:formula="of:=[.D7]*[.$B$3]" office:value-type="float" office:value="12500">
            <text:p>12500</text:p>
          </table:table-cell>
          <table:table-cell table:formula="of:=[.$F$5]*[.C7]" office:value-type="float" office:value="144000">
            <text:p>144000</text:p>
          </table:table-cell>
          <table:table-cell table:formula="of:=[.$G$4]+([.F7]/(24*60*60))" office:value-type="date" office:date-value="2014-11-26T07:00:00">
            <text:p>26/11/14</text:p>
          </table:table-cell>
          <table:table-cell table:formula="of:=[.$G$4]+([.F7]/(24*60*60))" office:value-type="time" office:time-value="PT1007263H00M00S">
            <text:p>07:00:00</text:p>
          </table:table-cell>
          <table:table-cell table:formula="of:=[.E7]+[.I6]" office:value-type="float" office:value="87500">
            <text:p>87500</text:p>
          </table:table-cell>
          <table:table-cell table:formula="of:=([.I7]/[.$E$27])*100" office:value-type="float" office:value="87.5000208616306">
            <text:p>87,5000208616</text:p>
          </table:table-cell>
        </table:table-row>
        <table:table-row table:style-name="ro1">
          <table:table-cell table:number-columns-repeated="2"/>
          <table:table-cell table:formula="of:=[.C7]+1" office:value-type="float" office:value="4">
            <text:p>4</text:p>
          </table:table-cell>
          <table:table-cell table:formula="of:=[.D7]/2" office:value-type="float" office:value="15.625">
            <text:p>15,625</text:p>
          </table:table-cell>
          <table:table-cell table:formula="of:=[.D8]*[.$B$3]" office:value-type="float" office:value="6250">
            <text:p>6250</text:p>
          </table:table-cell>
          <table:table-cell table:formula="of:=[.$F$5]*[.C8]" office:value-type="float" office:value="192000">
            <text:p>192000</text:p>
          </table:table-cell>
          <table:table-cell table:formula="of:=[.$G$4]+([.F8]/(24*60*60))" office:value-type="date" office:date-value="2014-11-26T20:20:00">
            <text:p>26/11/14</text:p>
          </table:table-cell>
          <table:table-cell table:formula="of:=[.$G$4]+([.F8]/(24*60*60))" office:value-type="time" office:time-value="PT1007276H20M00S">
            <text:p>20:20:00</text:p>
          </table:table-cell>
          <table:table-cell table:formula="of:=[.E8]+[.I7]" office:value-type="float" office:value="93750">
            <text:p>93750</text:p>
          </table:table-cell>
          <table:table-cell table:formula="of:=([.I8]/[.$E$27])*100" office:value-type="float" office:value="93.7500223517471">
            <text:p>93,7500223517</text:p>
          </table:table-cell>
        </table:table-row>
        <table:table-row table:style-name="ro1">
          <table:table-cell table:number-columns-repeated="2"/>
          <table:table-cell table:formula="of:=[.C8]+1" office:value-type="float" office:value="5">
            <text:p>5</text:p>
          </table:table-cell>
          <table:table-cell table:formula="of:=[.D8]/2" office:value-type="float" office:value="7.8125">
            <text:p>7,8125</text:p>
          </table:table-cell>
          <table:table-cell table:formula="of:=[.D9]*[.$B$3]" office:value-type="float" office:value="3125">
            <text:p>3125</text:p>
          </table:table-cell>
          <table:table-cell table:formula="of:=[.$F$5]*[.C9]" office:value-type="float" office:value="240000">
            <text:p>240000</text:p>
          </table:table-cell>
          <table:table-cell table:formula="of:=[.$G$4]+([.F9]/(24*60*60))" office:value-type="date" office:date-value="2014-11-27T09:40:00">
            <text:p>27/11/14</text:p>
          </table:table-cell>
          <table:table-cell table:formula="of:=[.$G$4]+([.F9]/(24*60*60))" office:value-type="time" office:time-value="PT1007289H40M00S">
            <text:p>09:40:00</text:p>
          </table:table-cell>
          <table:table-cell table:formula="of:=[.E9]+[.I8]" office:value-type="float" office:value="96875">
            <text:p>96875</text:p>
          </table:table-cell>
          <table:table-cell table:formula="of:=([.I9]/[.$E$27])*100" office:value-type="float" office:value="96.8750230968054">
            <text:p>96,8750230968</text:p>
          </table:table-cell>
        </table:table-row>
        <table:table-row table:style-name="ro1">
          <table:table-cell table:number-columns-repeated="2"/>
          <table:table-cell table:formula="of:=[.C9]+1" office:value-type="float" office:value="6">
            <text:p>6</text:p>
          </table:table-cell>
          <table:table-cell table:formula="of:=[.D9]/2" office:value-type="float" office:value="3.90625">
            <text:p>3,90625</text:p>
          </table:table-cell>
          <table:table-cell table:formula="of:=[.D10]*[.$B$3]" office:value-type="float" office:value="1562.5">
            <text:p>1562,5</text:p>
          </table:table-cell>
          <table:table-cell table:formula="of:=[.$F$5]*[.C10]" office:value-type="float" office:value="288000">
            <text:p>288000</text:p>
          </table:table-cell>
          <table:table-cell table:formula="of:=[.$G$4]+([.F10]/(24*60*60))" office:value-type="date" office:date-value="2014-11-27T23:00:00">
            <text:p>27/11/14</text:p>
          </table:table-cell>
          <table:table-cell table:formula="of:=[.$G$4]+([.F10]/(24*60*60))" office:value-type="time" office:time-value="PT1007303H00M00S">
            <text:p>23:00:00</text:p>
          </table:table-cell>
          <table:table-cell table:formula="of:=[.E10]+[.I9]" office:value-type="float" office:value="98437.5">
            <text:p>98437,5</text:p>
          </table:table-cell>
          <table:table-cell table:formula="of:=([.I10]/[.$E$27])*100" office:value-type="float" office:value="98.4375234693345">
            <text:p>98,4375234693</text:p>
          </table:table-cell>
        </table:table-row>
        <table:table-row table:style-name="ro1">
          <table:table-cell table:number-columns-repeated="2"/>
          <table:table-cell table:formula="of:=[.C10]+1" office:value-type="float" office:value="7">
            <text:p>7</text:p>
          </table:table-cell>
          <table:table-cell table:formula="of:=[.D10]/2" office:value-type="float" office:value="1.953125">
            <text:p>1,953125</text:p>
          </table:table-cell>
          <table:table-cell table:formula="of:=[.D11]*[.$B$3]" office:value-type="float" office:value="781.25">
            <text:p>781,25</text:p>
          </table:table-cell>
          <table:table-cell table:formula="of:=[.$F$5]*[.C11]" office:value-type="float" office:value="336000">
            <text:p>336000</text:p>
          </table:table-cell>
          <table:table-cell table:formula="of:=[.$G$4]+([.F11]/(24*60*60))" office:value-type="date" office:date-value="2014-11-28T12:20:00">
            <text:p>28/11/14</text:p>
          </table:table-cell>
          <table:table-cell table:formula="of:=[.$G$4]+([.F11]/(24*60*60))" office:value-type="time" office:time-value="PT1007316H20M00S">
            <text:p>12:20:00</text:p>
          </table:table-cell>
          <table:table-cell table:formula="of:=[.E11]+[.I10]" office:value-type="float" office:value="99218.75">
            <text:p>99218,75</text:p>
          </table:table-cell>
          <table:table-cell table:formula="of:=([.I11]/[.$E$27])*100" office:value-type="float" office:value="99.218773655599">
            <text:p>99,2187736556</text:p>
          </table:table-cell>
        </table:table-row>
        <table:table-row table:style-name="ro1">
          <table:table-cell table:number-columns-repeated="2"/>
          <table:table-cell table:formula="of:=[.C11]+1" office:value-type="float" office:value="8">
            <text:p>8</text:p>
          </table:table-cell>
          <table:table-cell table:formula="of:=[.D11]/2" office:value-type="float" office:value="0.9765625">
            <text:p>0,9765625</text:p>
          </table:table-cell>
          <table:table-cell table:formula="of:=[.D12]*[.$B$3]" office:value-type="float" office:value="390.625">
            <text:p>390,625</text:p>
          </table:table-cell>
          <table:table-cell table:formula="of:=[.$F$5]*[.C12]" office:value-type="float" office:value="384000">
            <text:p>384000</text:p>
          </table:table-cell>
          <table:table-cell table:formula="of:=[.$G$4]+([.F12]/(24*60*60))" office:value-type="date" office:date-value="2014-11-29T01:40:00">
            <text:p>29/11/14</text:p>
          </table:table-cell>
          <table:table-cell table:formula="of:=[.$G$4]+([.F12]/(24*60*60))" office:value-type="time" office:time-value="PT1007329H40M00S">
            <text:p>01:40:00</text:p>
          </table:table-cell>
          <table:table-cell table:formula="of:=[.E12]+[.I11]" office:value-type="float" office:value="99609.375">
            <text:p>99609,375</text:p>
          </table:table-cell>
          <table:table-cell table:formula="of:=([.I12]/[.$E$27])*100" office:value-type="float" office:value="99.6093987487313">
            <text:p>99,6093987487</text:p>
          </table:table-cell>
        </table:table-row>
        <table:table-row table:style-name="ro1">
          <table:table-cell table:number-columns-repeated="2"/>
          <table:table-cell table:formula="of:=[.C12]+1" office:value-type="float" office:value="9">
            <text:p>9</text:p>
          </table:table-cell>
          <table:table-cell table:formula="of:=[.D12]/2" office:value-type="float" office:value="0.48828125">
            <text:p>0,48828125</text:p>
          </table:table-cell>
          <table:table-cell table:formula="of:=[.D13]*[.$B$3]" office:value-type="float" office:value="195.3125">
            <text:p>195,3125</text:p>
          </table:table-cell>
          <table:table-cell table:formula="of:=[.$F$5]*[.C13]" office:value-type="float" office:value="432000">
            <text:p>432000</text:p>
          </table:table-cell>
          <table:table-cell table:formula="of:=[.$G$4]+([.F13]/(24*60*60))" office:value-type="date" office:date-value="2014-11-29T15:00:00">
            <text:p>29/11/14</text:p>
          </table:table-cell>
          <table:table-cell table:formula="of:=[.$G$4]+([.F13]/(24*60*60))" office:value-type="time" office:time-value="PT1007343H00M00S">
            <text:p>15:00:00</text:p>
          </table:table-cell>
          <table:table-cell table:formula="of:=[.E13]+[.I12]" office:value-type="float" office:value="99804.6875">
            <text:p>99804,6875</text:p>
          </table:table-cell>
          <table:table-cell table:formula="of:=([.I13]/[.$E$27])*100" office:value-type="float" office:value="99.8047112952975">
            <text:p>99,8047112953</text:p>
          </table:table-cell>
        </table:table-row>
        <table:table-row table:style-name="ro1">
          <table:table-cell table:number-columns-repeated="2"/>
          <table:table-cell table:formula="of:=[.C13]+1" office:value-type="float" office:value="10">
            <text:p>10</text:p>
          </table:table-cell>
          <table:table-cell table:formula="of:=[.D13]/2" office:value-type="float" office:value="0.244140625">
            <text:p>0,244140625</text:p>
          </table:table-cell>
          <table:table-cell table:formula="of:=[.D14]*[.$B$3]" office:value-type="float" office:value="97.65625">
            <text:p>97,65625</text:p>
          </table:table-cell>
          <table:table-cell table:formula="of:=[.$F$5]*[.C14]" office:value-type="float" office:value="480000">
            <text:p>480000</text:p>
          </table:table-cell>
          <table:table-cell table:formula="of:=[.$G$4]+([.F14]/(24*60*60))" office:value-type="date" office:date-value="2014-11-30T04:20:00">
            <text:p>30/11/14</text:p>
          </table:table-cell>
          <table:table-cell table:formula="of:=[.$G$4]+([.F14]/(24*60*60))" office:value-type="time" office:time-value="PT1007356H20M00S">
            <text:p>04:20:00</text:p>
          </table:table-cell>
          <table:table-cell table:formula="of:=[.E14]+[.I13]" office:value-type="float" office:value="99902.34375">
            <text:p>99902,34375</text:p>
          </table:table-cell>
          <table:table-cell table:formula="of:=([.I14]/[.$E$27])*100" office:value-type="float" office:value="99.9023675685805">
            <text:p>99,9023675686</text:p>
          </table:table-cell>
        </table:table-row>
        <table:table-row table:style-name="ro1">
          <table:table-cell table:number-columns-repeated="2"/>
          <table:table-cell table:formula="of:=[.C14]+1" office:value-type="float" office:value="11">
            <text:p>11</text:p>
          </table:table-cell>
          <table:table-cell table:formula="of:=[.D14]/2" office:value-type="float" office:value="0.1220703125">
            <text:p>0,1220703125</text:p>
          </table:table-cell>
          <table:table-cell table:formula="of:=[.D15]*[.$B$3]" office:value-type="float" office:value="48.828125">
            <text:p>48,828125</text:p>
          </table:table-cell>
          <table:table-cell table:formula="of:=[.$F$5]*[.C15]" office:value-type="float" office:value="528000">
            <text:p>528000</text:p>
          </table:table-cell>
          <table:table-cell table:formula="of:=[.$G$4]+([.F15]/(24*60*60))" office:value-type="date" office:date-value="2014-11-30T17:40:00">
            <text:p>30/11/14</text:p>
          </table:table-cell>
          <table:table-cell table:formula="of:=[.$G$4]+([.F15]/(24*60*60))" office:value-type="time" office:time-value="PT1007369H40M00S">
            <text:p>17:40:00</text:p>
          </table:table-cell>
          <table:table-cell table:formula="of:=[.E15]+[.I14]" office:value-type="float" office:value="99951.171875">
            <text:p>99951,171875</text:p>
          </table:table-cell>
          <table:table-cell table:formula="of:=([.I15]/[.$E$27])*100" office:value-type="float" office:value="99.9511957052221">
            <text:p>99,9511957052</text:p>
          </table:table-cell>
        </table:table-row>
        <table:table-row table:style-name="ro1">
          <table:table-cell table:number-columns-repeated="2"/>
          <table:table-cell table:formula="of:=[.C15]+1" office:value-type="float" office:value="12">
            <text:p>12</text:p>
          </table:table-cell>
          <table:table-cell table:formula="of:=[.D15]/2" office:value-type="float" office:value="0.06103515625">
            <text:p>0,0610351563</text:p>
          </table:table-cell>
          <table:table-cell table:formula="of:=[.D16]*[.$B$3]" office:value-type="float" office:value="24.4140625">
            <text:p>24,4140625</text:p>
          </table:table-cell>
          <table:table-cell table:formula="of:=[.$F$5]*[.C16]" office:value-type="float" office:value="576000">
            <text:p>576000</text:p>
          </table:table-cell>
          <table:table-cell table:formula="of:=[.$G$4]+([.F16]/(24*60*60))" office:value-type="date" office:date-value="2014-12-01T07:00:00">
            <text:p>01/12/14</text:p>
          </table:table-cell>
          <table:table-cell table:formula="of:=[.$G$4]+([.F16]/(24*60*60))" office:value-type="time" office:time-value="PT1007383H00M00S">
            <text:p>07:00:00</text:p>
          </table:table-cell>
          <table:table-cell table:formula="of:=[.E16]+[.I15]" office:value-type="float" office:value="99975.5859375">
            <text:p>99975,5859375</text:p>
          </table:table-cell>
          <table:table-cell table:formula="of:=([.I16]/[.$E$27])*100" office:value-type="float" office:value="99.9756097735428">
            <text:p>99,9756097735</text:p>
          </table:table-cell>
        </table:table-row>
        <table:table-row table:style-name="ro1">
          <table:table-cell table:number-columns-repeated="2"/>
          <table:table-cell table:formula="of:=[.C16]+1" office:value-type="float" office:value="13">
            <text:p>13</text:p>
          </table:table-cell>
          <table:table-cell table:formula="of:=[.D16]/2" office:value-type="float" office:value="0.030517578125">
            <text:p>0,0305175781</text:p>
          </table:table-cell>
          <table:table-cell table:formula="of:=[.D17]*[.$B$3]" office:value-type="float" office:value="12.20703125">
            <text:p>12,20703125</text:p>
          </table:table-cell>
          <table:table-cell table:formula="of:=[.$F$5]*[.C17]" office:value-type="float" office:value="624000">
            <text:p>624000</text:p>
          </table:table-cell>
          <table:table-cell table:formula="of:=[.$G$4]+([.F17]/(24*60*60))" office:value-type="date" office:date-value="2014-12-01T20:20:00">
            <text:p>01/12/14</text:p>
          </table:table-cell>
          <table:table-cell table:formula="of:=[.$G$4]+([.F17]/(24*60*60))" office:value-type="time" office:time-value="PT1007396H20M00S">
            <text:p>20:20:00</text:p>
          </table:table-cell>
          <table:table-cell table:formula="of:=[.E17]+[.I16]" office:value-type="float" office:value="99987.79296875">
            <text:p>99987,79296875</text:p>
          </table:table-cell>
          <table:table-cell table:formula="of:=([.I17]/[.$E$27])*100" office:value-type="float" office:value="99.9878168077032">
            <text:p>99,9878168077</text:p>
          </table:table-cell>
        </table:table-row>
        <table:table-row table:style-name="ro1">
          <table:table-cell table:number-columns-repeated="2"/>
          <table:table-cell table:formula="of:=[.C17]+1" office:value-type="float" office:value="14">
            <text:p>14</text:p>
          </table:table-cell>
          <table:table-cell table:formula="of:=[.D17]/2" office:value-type="float" office:value="0.0152587890625">
            <text:p>0,0152587891</text:p>
          </table:table-cell>
          <table:table-cell table:formula="of:=[.D18]*[.$B$3]" office:value-type="float" office:value="6.103515625">
            <text:p>6,103515625</text:p>
          </table:table-cell>
          <table:table-cell table:formula="of:=[.$F$5]*[.C18]" office:value-type="float" office:value="672000">
            <text:p>672000</text:p>
          </table:table-cell>
          <table:table-cell table:formula="of:=[.$G$4]+([.F18]/(24*60*60))" office:value-type="date" office:date-value="2014-12-02T09:40:00">
            <text:p>02/12/14</text:p>
          </table:table-cell>
          <table:table-cell table:formula="of:=[.$G$4]+([.F18]/(24*60*60))" office:value-type="time" office:time-value="PT1007409H40M00S">
            <text:p>09:40:00</text:p>
          </table:table-cell>
          <table:table-cell table:formula="of:=[.E18]+[.I17]" office:value-type="float" office:value="99993.896484375">
            <text:p>99993,896484375</text:p>
          </table:table-cell>
          <table:table-cell table:formula="of:=([.I18]/[.$E$27])*100" office:value-type="float" office:value="99.9939203247834">
            <text:p>99,9939203248</text:p>
          </table:table-cell>
        </table:table-row>
        <table:table-row table:style-name="ro1">
          <table:table-cell table:number-columns-repeated="2"/>
          <table:table-cell table:formula="of:=[.C18]+1" office:value-type="float" office:value="15">
            <text:p>15</text:p>
          </table:table-cell>
          <table:table-cell table:formula="of:=[.D18]/2" office:value-type="float" office:value="0.00762939453125">
            <text:p>0,0076293945</text:p>
          </table:table-cell>
          <table:table-cell table:formula="of:=[.D19]*[.$B$3]" office:value-type="float" office:value="3.0517578125">
            <text:p>3,0517578125</text:p>
          </table:table-cell>
          <table:table-cell table:formula="of:=[.$F$5]*[.C19]" office:value-type="float" office:value="720000">
            <text:p>720000</text:p>
          </table:table-cell>
          <table:table-cell table:formula="of:=[.$G$4]+([.F19]/(24*60*60))" office:value-type="date" office:date-value="2014-12-02T23:00:00">
            <text:p>02/12/14</text:p>
          </table:table-cell>
          <table:table-cell table:formula="of:=[.$G$4]+([.F19]/(24*60*60))" office:value-type="time" office:time-value="PT1007423H00M00S">
            <text:p>23:00:00</text:p>
          </table:table-cell>
          <table:table-cell table:formula="of:=[.E19]+[.I18]" office:value-type="float" office:value="99996.9482421875">
            <text:p>99996,9482421875</text:p>
          </table:table-cell>
          <table:table-cell table:formula="of:=([.I19]/[.$E$27])*100" office:value-type="float" office:value="99.9969720833235">
            <text:p>99,9969720833</text:p>
          </table:table-cell>
        </table:table-row>
        <table:table-row table:style-name="ro1">
          <table:table-cell table:number-columns-repeated="2"/>
          <table:table-cell table:formula="of:=[.C19]+1" office:value-type="float" office:value="16">
            <text:p>16</text:p>
          </table:table-cell>
          <table:table-cell table:formula="of:=[.D19]/2" office:value-type="float" office:value="0.003814697265625">
            <text:p>0,0038146973</text:p>
          </table:table-cell>
          <table:table-cell table:formula="of:=[.D20]*[.$B$3]" office:value-type="float" office:value="1.52587890625">
            <text:p>1,5258789063</text:p>
          </table:table-cell>
          <table:table-cell table:formula="of:=[.$F$5]*[.C20]" office:value-type="float" office:value="768000">
            <text:p>768000</text:p>
          </table:table-cell>
          <table:table-cell table:formula="of:=[.$G$4]+([.F20]/(24*60*60))" office:value-type="date" office:date-value="2014-12-03T12:20:00">
            <text:p>03/12/14</text:p>
          </table:table-cell>
          <table:table-cell table:formula="of:=[.$G$4]+([.F20]/(24*60*60))" office:value-type="time" office:time-value="PT1007436H20M00S">
            <text:p>12:20:00</text:p>
          </table:table-cell>
          <table:table-cell table:formula="of:=[.E20]+[.I19]" office:value-type="float" office:value="99998.4741210938">
            <text:p>99998,4741210938</text:p>
          </table:table-cell>
          <table:table-cell table:formula="of:=([.I20]/[.$E$27])*100" office:value-type="float" office:value="99.9984979625935">
            <text:p>99,9984979626</text:p>
          </table:table-cell>
        </table:table-row>
        <table:table-row table:style-name="ro1">
          <table:table-cell table:number-columns-repeated="2"/>
          <table:table-cell table:formula="of:=[.C20]+1" office:value-type="float" office:value="17">
            <text:p>17</text:p>
          </table:table-cell>
          <table:table-cell table:formula="of:=[.D20]/2" office:value-type="float" office:value="0.0019073486328125">
            <text:p>0,0019073486</text:p>
          </table:table-cell>
          <table:table-cell table:formula="of:=[.D21]*[.$B$3]" office:value-type="float" office:value="0.762939453125">
            <text:p>0,7629394531</text:p>
          </table:table-cell>
          <table:table-cell table:formula="of:=[.$F$5]*[.C21]" office:value-type="float" office:value="816000">
            <text:p>816000</text:p>
          </table:table-cell>
          <table:table-cell table:formula="of:=[.$G$4]+([.F21]/(24*60*60))" office:value-type="date" office:date-value="2014-12-04T01:40:00">
            <text:p>04/12/14</text:p>
          </table:table-cell>
          <table:table-cell table:formula="of:=[.$G$4]+([.F21]/(24*60*60))" office:value-type="time" office:time-value="PT1007449H40M00S">
            <text:p>01:40:00</text:p>
          </table:table-cell>
          <table:table-cell table:formula="of:=[.E21]+[.I20]" office:value-type="float" office:value="99999.2370605469">
            <text:p>99999,2370605469</text:p>
          </table:table-cell>
          <table:table-cell table:formula="of:=([.I21]/[.$E$27])*100" office:value-type="float" office:value="99.9992609022286">
            <text:p>99,9992609022</text:p>
          </table:table-cell>
        </table:table-row>
        <table:table-row table:style-name="ro1">
          <table:table-cell table:number-columns-repeated="2"/>
          <table:table-cell table:formula="of:=[.C21]+1" office:value-type="float" office:value="18">
            <text:p>18</text:p>
          </table:table-cell>
          <table:table-cell table:formula="of:=[.D21]/2" office:value-type="float" office:value="0.00095367431640625">
            <text:p>0,0009536743</text:p>
          </table:table-cell>
          <table:table-cell table:formula="of:=[.D22]*[.$B$3]" office:value-type="float" office:value="0.3814697265625">
            <text:p>0,3814697266</text:p>
          </table:table-cell>
          <table:table-cell table:formula="of:=[.$F$5]*[.C22]" office:value-type="float" office:value="864000">
            <text:p>864000</text:p>
          </table:table-cell>
          <table:table-cell table:formula="of:=[.$G$4]+([.F22]/(24*60*60))" office:value-type="date" office:date-value="2014-12-04T15:00:00">
            <text:p>04/12/14</text:p>
          </table:table-cell>
          <table:table-cell table:formula="of:=[.$G$4]+([.F22]/(24*60*60))" office:value-type="time" office:time-value="PT1007463H00M00S">
            <text:p>15:00:00</text:p>
          </table:table-cell>
          <table:table-cell table:formula="of:=[.E22]+[.I21]" office:value-type="float" office:value="99999.6185302734">
            <text:p>99999,6185302734</text:p>
          </table:table-cell>
          <table:table-cell table:formula="of:=([.I22]/[.$E$27])*100" office:value-type="float" office:value="99.9996423720461">
            <text:p>99,999642372</text:p>
          </table:table-cell>
        </table:table-row>
        <table:table-row table:style-name="ro1">
          <table:table-cell table:number-columns-repeated="2"/>
          <table:table-cell table:formula="of:=[.C22]+1" office:value-type="float" office:value="19">
            <text:p>19</text:p>
          </table:table-cell>
          <table:table-cell table:formula="of:=[.D22]/2" office:value-type="float" office:value="0.000476837158203125">
            <text:p>0,0004768372</text:p>
          </table:table-cell>
          <table:table-cell table:formula="of:=[.D23]*[.$B$3]" office:value-type="float" office:value="0.19073486328125">
            <text:p>0,1907348633</text:p>
          </table:table-cell>
          <table:table-cell table:formula="of:=[.$F$5]*[.C23]" office:value-type="float" office:value="912000">
            <text:p>912000</text:p>
          </table:table-cell>
          <table:table-cell table:formula="of:=[.$G$4]+([.F23]/(24*60*60))" office:value-type="date" office:date-value="2014-12-05T04:20:00">
            <text:p>05/12/14</text:p>
          </table:table-cell>
          <table:table-cell table:formula="of:=[.$G$4]+([.F23]/(24*60*60))" office:value-type="time" office:time-value="PT1007476H20M00S">
            <text:p>04:20:00</text:p>
          </table:table-cell>
          <table:table-cell table:formula="of:=[.E23]+[.I22]" office:value-type="float" office:value="99999.8092651367">
            <text:p>99999,8092651367</text:p>
          </table:table-cell>
          <table:table-cell table:formula="of:=([.I23]/[.$E$27])*100" office:value-type="float" office:value="99.9998331069548">
            <text:p>99,999833107</text:p>
          </table:table-cell>
        </table:table-row>
        <table:table-row table:style-name="ro1">
          <table:table-cell table:number-columns-repeated="2"/>
          <table:table-cell table:formula="of:=[.C23]+1" office:value-type="float" office:value="20">
            <text:p>20</text:p>
          </table:table-cell>
          <table:table-cell table:formula="of:=[.D23]/2" office:value-type="float" office:value="0.000238418579101562">
            <text:p>0,0002384186</text:p>
          </table:table-cell>
          <table:table-cell table:formula="of:=[.D24]*[.$B$3]" office:value-type="float" office:value="0.095367431640625">
            <text:p>0,0953674316</text:p>
          </table:table-cell>
          <table:table-cell table:formula="of:=[.$F$5]*[.C24]" office:value-type="float" office:value="960000">
            <text:p>960000</text:p>
          </table:table-cell>
          <table:table-cell table:formula="of:=[.$G$4]+([.F24]/(24*60*60))" office:value-type="date" office:date-value="2014-12-05T17:40:00">
            <text:p>05/12/14</text:p>
          </table:table-cell>
          <table:table-cell table:formula="of:=[.$G$4]+([.F24]/(24*60*60))" office:value-type="time" office:time-value="PT1007489H40M00S">
            <text:p>17:40:00</text:p>
          </table:table-cell>
          <table:table-cell table:formula="of:=[.E24]+[.I23]" office:value-type="float" office:value="99999.9046325684">
            <text:p>99999,9046325684</text:p>
          </table:table-cell>
          <table:table-cell table:formula="of:=([.I24]/[.$E$27])*100" office:value-type="float" office:value="99.9999284744092">
            <text:p>99,9999284744</text:p>
          </table:table-cell>
        </table:table-row>
        <table:table-row table:style-name="ro1">
          <table:table-cell table:number-columns-repeated="2"/>
          <table:table-cell table:formula="of:=[.C24]+1" office:value-type="float" office:value="21">
            <text:p>21</text:p>
          </table:table-cell>
          <table:table-cell table:formula="of:=[.D24]/2" office:value-type="float" office:value="0.000119209289550781">
            <text:p>0,0001192093</text:p>
          </table:table-cell>
          <table:table-cell table:formula="of:=[.D25]*[.$B$3]" office:value-type="float" office:value="0.0476837158203125">
            <text:p>0,0476837158</text:p>
          </table:table-cell>
          <table:table-cell table:formula="of:=[.$F$5]*[.C25]" office:value-type="float" office:value="1008000">
            <text:p>1008000</text:p>
          </table:table-cell>
          <table:table-cell table:formula="of:=[.$G$4]+([.F25]/(24*60*60))" office:value-type="date" office:date-value="2014-12-06T07:00:00">
            <text:p>06/12/14</text:p>
          </table:table-cell>
          <table:table-cell table:formula="of:=[.$G$4]+([.F25]/(24*60*60))" office:value-type="time" office:time-value="PT1007503H00M00S">
            <text:p>07:00:00</text:p>
          </table:table-cell>
          <table:table-cell table:formula="of:=[.E25]+[.I24]" office:value-type="float" office:value="99999.9523162842">
            <text:p>99999,9523162842</text:p>
          </table:table-cell>
          <table:table-cell table:formula="of:=([.I25]/[.$E$27])*100" office:value-type="float" office:value="99.9999761581364">
            <text:p>99,9999761581</text:p>
          </table:table-cell>
        </table:table-row>
        <table:table-row table:style-name="ro1">
          <table:table-cell table:number-columns-repeated="2"/>
          <table:table-cell table:formula="of:=[.C25]+1" office:value-type="float" office:value="22">
            <text:p>22</text:p>
          </table:table-cell>
          <table:table-cell table:formula="of:=[.D25]/2" office:value-type="float" office:value="0.0000596046447753906">
            <text:p>5,96046447753906E-005</text:p>
          </table:table-cell>
          <table:table-cell table:formula="of:=[.D26]*[.$B$3]" office:value-type="float" office:value="0.0238418579101562">
            <text:p>0,0238418579</text:p>
          </table:table-cell>
          <table:table-cell table:formula="of:=[.$F$5]*[.C26]" office:value-type="float" office:value="1056000">
            <text:p>1056000</text:p>
          </table:table-cell>
          <table:table-cell table:formula="of:=[.$G$4]+([.F26]/(24*60*60))" office:value-type="date" office:date-value="2014-12-06T20:20:00">
            <text:p>06/12/14</text:p>
          </table:table-cell>
          <table:table-cell table:formula="of:=[.$G$4]+([.F26]/(24*60*60))" office:value-type="time" office:time-value="PT1007516H20M00S">
            <text:p>20:20:00</text:p>
          </table:table-cell>
          <table:table-cell table:formula="of:=[.E26]+[.I25]" office:value-type="float" office:value="99999.9761581421">
            <text:p>99999,9761581421</text:p>
          </table:table-cell>
          <table:table-cell table:formula="of:=([.I26]/[.$E$27])*100" office:value-type="float" office:value="100">
            <text:p>100</text:p>
          </table:table-cell>
        </table:table-row>
        <table:table-row table:style-name="ro1">
          <table:table-cell table:number-columns-repeated="4"/>
          <table:table-cell table:formula="of:=SUM([.E5:.E26])" office:value-type="float" office:value="99999.9761581421">
            <text:p>99999,9761581421</text:p>
          </table:table-cell>
          <table:table-cell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/00/0000</text:date>, <text:time style:data-style-name="N2" text:time-value="0000-00-00T10:11:52.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14:05:57.42</meta:creation-date>
    <dc:date>2014-11-26T10:15:04.41</dc:date>
    <meta:editing-duration>PT19M24S</meta:editing-duration>
    <meta:editing-cycles>9</meta:editing-cycles>
    <meta:generator>LibreOffice/4.0.1.2$Windows_x86 LibreOffice_project/84102822e3d61eb989ddd325abf1ac077904985</meta:generator>
    <meta:document-statistic meta:table-count="1" meta:cell-count="185" meta:object-count="0"/>
  </office:meta>
</office:document-meta>
</file>